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color="#CE181E"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ext-properties fo:color="#FF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0.715625cm"/>
    </style:style>
    <style:style style:name="co3" style:family="table-column">
      <style:table-column-properties fo:break-before="auto" style:column-width="12.1179166666667cm"/>
    </style:style>
    <style:style style:name="co4" style:family="table-column">
      <style:table-column-properties fo:break-before="auto" style:column-width="6.24416666666667cm"/>
    </style:style>
    <style:style style:name="co5" style:family="table-column">
      <style:table-column-properties fo:break-before="auto" style:column-width="6.3764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242.2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Value1</text:p>
          </table:table-cell>
          <table:table-cell office:value-type="string" table:style-name="ce3">
            <text:p>Value2</text:p>
          </table:table-cell>
          <table:table-cell office:value-type="string" table:style-name="ce3">
            <text:p>Value3</text:p>
          </table:table-cell>
          <table:table-cell office:value-type="string" table:style-name="ce3">
            <text:p>Value3</text:p>
          </table:table-cell>
          <table:table-cell office:value-type="string" table:style-name="ce3">
            <text:p>Value5</text:p>
          </table:table-cell>
          <table:table-cell office:value-type="string" table:style-name="ce3">
            <text:p>Value6</text:p>
          </table:table-cell>
          <table:table-cell office:value-type="string" table:style-name="ce3">
            <text:p>Value7</text:p>
          </table:table-cell>
          <table:table-cell office:value-type="string" table:style-name="ce3">
            <text:p>Value8</text:p>
          </table:table-cell>
          <table:table-cell office:value-type="string" table:style-name="ce9">
            <text:p>Value9</text:p>
          </table:table-cell>
          <table:table-cell office:value-type="string" table:style-name="ce9">
            <text:p>Value 10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4" table:style-name="ce8">
            <text:p>Bug ID</text:p>
          </table:table-cell>
          <table:table-cell office:value-type="string" table:style-name="ce3">
            <text:p>ID number</text:p>
          </table:table-cell>
          <table:table-cell office:value-type="float" office:value="1" table:style-name="ce4">
            <text:p>1</text:p>
          </table:table-cell>
          <table:table-cell table:number-columns-repeated="7" table:style-name="ce5"/>
          <table:table-cell table:number-columns-repeated="16374" table:style-name="ce1"/>
        </table:table-row>
        <table:table-row table:style-name="ro2">
          <table:covered-table-cell/>
          <table:table-cell office:value-type="string" table:style-name="ce3">
            <text:p>Name</text:p>
          </table:table-cell>
          <table:table-cell table:number-columns-repeated="8" table:style-name="ce4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3">
            <text:p>Reporter</text:p>
          </table:table-cell>
          <table:table-cell office:value-type="string" table:style-name="ce4">
            <text:p>Nenad Paunov</text:p>
          </table:table-cell>
          <table:table-cell office:value-type="string" table:style-name="ce4">
            <text:p>Nenad Paunov</text:p>
          </table:table-cell>
          <table:table-cell office:value-type="string" table:style-name="ce4">
            <text:p>Nenad Paunov</text:p>
          </table:table-cell>
          <table:table-cell office:value-type="string" table:style-name="ce4">
            <text:p>Nenad Paunov</text:p>
          </table:table-cell>
          <table:table-cell office:value-type="string" table:style-name="ce4">
            <text:p>Nenad Paunov</text:p>
          </table:table-cell>
          <table:table-cell office:value-type="string" table:style-name="ce4">
            <text:p>Nenad Paunov</text:p>
          </table:table-cell>
          <table:table-cell office:value-type="string" table:style-name="ce4">
            <text:p>Nenad Paunov</text:p>
          </table:table-cell>
          <table:table-cell office:value-type="string" table:style-name="ce4">
            <text:p>Nenad Paunov</text:p>
          </table:table-cell>
          <table:table-cell office:value-type="string" table:style-name="ce10">
            <text:p>Nenad Paunov</text:p>
          </table:table-cell>
          <table:table-cell office:value-type="string" table:style-name="ce10">
            <text:p>Nenad Paunov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Submit Date</text:p>
          </table:table-cell>
          <table:table-cell office:value-type="date" office:date-value="2019-12-13T00:00:00" table:style-name="ce6">
            <text:p>13.12.2019</text:p>
          </table:table-cell>
          <table:table-cell office:value-type="date" office:date-value="2019-12-13T00:00:00" table:style-name="ce6">
            <text:p>13.12.2019</text:p>
          </table:table-cell>
          <table:table-cell office:value-type="date" office:date-value="2019-12-13T00:00:00" table:style-name="ce6">
            <text:p>13.12.2019</text:p>
          </table:table-cell>
          <table:table-cell office:value-type="date" office:date-value="2019-12-13T00:00:00" table:style-name="ce6">
            <text:p>13.12.2019</text:p>
          </table:table-cell>
          <table:table-cell office:value-type="date" office:date-value="2019-12-13T00:00:00" table:style-name="ce6">
            <text:p>13.12.2019</text:p>
          </table:table-cell>
          <table:table-cell office:value-type="date" office:date-value="2019-12-13T00:00:00" table:style-name="ce6">
            <text:p>13.12.2019</text:p>
          </table:table-cell>
          <table:table-cell office:value-type="date" office:date-value="2019-12-13T00:00:00" table:style-name="ce6">
            <text:p>13.12.2019</text:p>
          </table:table-cell>
          <table:table-cell office:value-type="date" office:date-value="2019-12-13T00:00:00" table:style-name="ce6">
            <text:p>13.12.2019</text:p>
          </table:table-cell>
          <table:table-cell office:value-type="string" table:style-name="ce1">
            <text:p>13.12.2019</text:p>
          </table:table-cell>
          <table:table-cell office:value-type="string" table:style-name="ce1">
            <text:p>13.12.2019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2" table:style-name="ce8">
            <text:p>Bug overview</text:p>
          </table:table-cell>
          <table:table-cell office:value-type="string" table:style-name="ce3">
            <text:p>Relates to</text:p>
          </table:table-cell>
          <table:table-cell office:value-type="string" table:style-name="ce4">
            <text:p>System.out.println("Povrsina kvadrata je: "+pKruga(a));</text:p>
          </table:table-cell>
          <table:table-cell office:value-type="string" table:style-name="ce5">
            <text:p>System.out.println("Povrsina pravougaionika je: "+pKruga(r));</text:p>
          </table:table-cell>
          <table:table-cell office:value-type="string" table:style-name="ce5">
            <text:p>case "pravougaionik":racunajPravougaonik</text:p>
          </table:table-cell>
          <table:table-cell office:value-type="string" table:style-name="ce5">
            <text:p>System.out.println("Povrsina pravougaionika je: "+pPravougaonika(a, b));</text:p>
          </table:table-cell>
          <table:table-cell office:value-type="string" table:style-name="ce5">
            <text:p>private static void racunajKvadrat()<text:s/></text:p>
          </table:table-cell>
          <table:table-cell office:value-type="string" table:style-name="ce5">
            <text:p>private static void racunajKvadrat()<text:s/></text:p>
          </table:table-cell>
          <table:table-cell office:value-type="string" table:style-name="ce5">
            <text:p>figura=sc.nextLine()</text:p>
          </table:table-cell>
          <table:table-cell office:value-type="string" table:style-name="ce5">
            <text:p>private static void racunajKvadrat()</text:p>
          </table:table-cell>
          <table:table-cell office:value-type="string" table:style-name="ce11">
            <text:p>switch (figura)<text:s/></text:p>
          </table:table-cell>
          <table:table-cell office:value-type="string" table:style-name="ce11">
            <text:p>switch (figura)<text:s/>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style-name="ce3">
            <text:p>Screenshot</text:p>
          </table:table-cell>
          <table:table-cell table:style-name="ce4"/>
          <table:table-cell table:number-columns-repeated="7" table:style-name="ce5"/>
          <table:table-cell table:number-columns-repeated="16374" table:style-name="ce1"/>
        </table:table-row>
        <table:table-row table:style-name="ro2">
          <table:table-cell office:value-type="string" table:number-columns-spanned="1" table:number-rows-spanned="3" table:style-name="ce8">
            <text:p>Environment</text:p>
          </table:table-cell>
          <table:table-cell office:value-type="string" table:style-name="ce3">
            <text:p>Platform</text:p>
          </table:table-cell>
          <table:table-cell office:value-type="string" table:style-name="ce4">
            <text:p>Eclipse</text:p>
          </table:table-cell>
          <table:table-cell office:value-type="string" table:style-name="ce4">
            <text:p>Eclipse</text:p>
          </table:table-cell>
          <table:table-cell office:value-type="string" table:style-name="ce4">
            <text:p>Eclipse</text:p>
          </table:table-cell>
          <table:table-cell office:value-type="string" table:style-name="ce4">
            <text:p>Eclipse</text:p>
          </table:table-cell>
          <table:table-cell office:value-type="string" table:style-name="ce4">
            <text:p>Eclipse</text:p>
          </table:table-cell>
          <table:table-cell office:value-type="string" table:style-name="ce4">
            <text:p>Eclipse</text:p>
          </table:table-cell>
          <table:table-cell office:value-type="string" table:style-name="ce4">
            <text:p>Eclipse</text:p>
          </table:table-cell>
          <table:table-cell office:value-type="string" table:style-name="ce4">
            <text:p>Eclipse</text:p>
          </table:table-cell>
          <table:table-cell office:value-type="string" table:style-name="ce10">
            <text:p>Eclipse</text:p>
          </table:table-cell>
          <table:table-cell office:value-type="string" table:style-name="ce10">
            <text:p>Eclipse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Operating System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4">
            <text:p>Windows 10</text:p>
          </table:table-cell>
          <table:table-cell office:value-type="string" table:style-name="ce10">
            <text:p>Windows 10</text:p>
          </table:table-cell>
          <table:table-cell office:value-type="string" table:style-name="ce10">
            <text:p>Windows 10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style-name="ce3">
            <text:p>Browser</text:p>
          </table:table-cell>
          <table:table-cell table:style-name="ce4"/>
          <table:table-cell table:number-columns-repeated="7" table:style-name="ce5"/>
          <table:table-cell table:number-columns-repeated="16374" table:style-name="ce1"/>
        </table:table-row>
        <table:table-row table:style-name="ro5">
          <table:table-cell office:value-type="string" table:number-columns-spanned="1" table:number-rows-spanned="4" table:style-name="ce8">
            <text:p>Bug details</text:p>
          </table:table-cell>
          <table:table-cell office:value-type="string" table:style-name="ce3">
            <text:p>Steps to reproduce</text:p>
          </table:table-cell>
          <table:table-cell office:value-type="string" table:style-name="ce7">
            <text:p>1. Run <text:s/>Test class from package/Java project petak_13_12 in Eclipse</text:p>
            <text:p>2. Type "kvadrat" to calculate area of square</text:p>
            <text:p>3. Type in any number as a length of the side</text:p>
            <text:p/>
          </table:table-cell>
          <table:table-cell office:value-type="string" table:style-name="ce7">
            <text:p>1. Run Test class from package/Java project petak_13_12 in Eclipse</text:p>
            <text:p>2. Type "krug" to calculate area of circle</text:p>
            <text:p>3. Type in any number as a length of the radius</text:p>
          </table:table-cell>
          <table:table-cell office:value-type="string" table:style-name="ce7">
            <text:p>1. Run Test class from package/Java project petak_13_12 in Eclipse</text:p>
            <text:p>2. Type "pravougaonik" to calculate area of rectangle</text:p>
            <text:p/>
          </table:table-cell>
          <table:table-cell office:value-type="string" table:style-name="ce7">
            <text:p>1. Run Test class from package/Java project petak_13_12 in Eclipse</text:p>
            <text:p>2. Type "pravougaionik" to calculate area of rectangle</text:p>
            <text:p>3. Type in any number as a length of the one side</text:p>
            <text:p>4. Type in any number as a length of the other side</text:p>
          </table:table-cell>
          <table:table-cell office:value-type="string" table:style-name="ce4">
            <text:p>1.Open your Browser</text:p>
            <text:p>2. Type in https://docs.google.com/document/d/1RduZsv_yVv272DU7HJUuGcm05pCholLc-Ct5_L42DwI/edit</text:p>
            <text:p>3. Look at the code</text:p>
            <text:p/>
          </table:table-cell>
          <table:table-cell office:value-type="string" table:style-name="ce4">
            <text:p>1.Open your Browser</text:p>
            <text:p>2. Type in https://docs.google.com/document/d/1RduZsv_yVv272DU7HJUuGcm05pCholLc-Ct5_L42DwI/edit</text:p>
            <text:p>3. Look at the code</text:p>
            <text:p/>
          </table:table-cell>
          <table:table-cell office:value-type="string" table:style-name="ce7">
            <text:p>1. Run Test class from package/Java project petak_13_12 in Eclipse</text:p>
            <text:p>2. Type "KRUG" or any other form while using any capital letter to calculate area of rectangle</text:p>
            <text:p/>
          </table:table-cell>
          <table:table-cell office:value-type="string" table:style-name="ce4">
            <text:p>1.Open your Browser</text:p>
            <text:p>2. Type in https://docs.google.com/document/d/1RduZsv_yVv272DU7HJUuGcm05pCholLc-Ct5_L42DwI/edit</text:p>
            <text:p>3. Look at the code</text:p>
            <text:p/>
          </table:table-cell>
          <table:table-cell office:value-type="string" table:style-name="ce12">
            <text:p>1.Open your Browser</text:p>
            <text:p>2. Type in https://docs.google.com/document/d/1RduZsv_yVv272DU7HJUuGcm05pCholLc-Ct5_L42DwI/edit</text:p>
            <text:p>3. Look at the code</text:p>
          </table:table-cell>
          <table:table-cell office:value-type="string" table:style-name="ce12">
            <text:p>1.Open your Browser</text:p>
            <text:p>2. Type in https://docs.google.com/document/d/1RduZsv_yVv272DU7HJUuGcm05pCholLc-Ct5_L42DwI/edit</text:p>
            <text:p>3. Look at the code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Expected result</text:p>
          </table:table-cell>
          <table:table-cell office:value-type="string" table:style-name="ce4">
            <text:p>Program should calculate area of square</text:p>
          </table:table-cell>
          <table:table-cell office:value-type="string" table:style-name="ce4">
            <text:p>Program should calculate area of circle</text:p>
          </table:table-cell>
          <table:table-cell office:value-type="string" table:style-name="ce4">
            <text:p>You should be able to enter any 2 numbers to calculate area of rectangle</text:p>
          </table:table-cell>
          <table:table-cell office:value-type="string" table:style-name="ce4">
            <text:p>Program should calculate area of <text:s/>rectangle</text:p>
          </table:table-cell>
          <table:table-cell office:value-type="string" table:style-name="ce5">
            <text:p>Method for calculating area of square should be 4a</text:p>
          </table:table-cell>
          <table:table-cell office:value-type="string" table:style-name="ce5">
            <text:p>You should be able to calculate area of square</text:p>
          </table:table-cell>
          <table:table-cell office:value-type="string" table:style-name="ce5">
            <text:p>You should be able to calculate area of circle</text:p>
          </table:table-cell>
          <table:table-cell office:value-type="string" table:style-name="ce5">
            <text:p>You should be able to calculate area of square</text:p>
          </table:table-cell>
          <table:table-cell office:value-type="string" table:style-name="ce11">
            <text:p>There should be a break; in every case.</text:p>
          </table:table-cell>
          <table:table-cell office:value-type="string" table:style-name="ce11">
            <text:p>There should be a default in switch.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3">
            <text:p>Actual result</text:p>
          </table:table-cell>
          <table:table-cell office:value-type="string" table:style-name="ce4">
            <text:p>Program calculates area of circle</text:p>
          </table:table-cell>
          <table:table-cell office:value-type="string" table:style-name="ce4">
            <text:p>Program calculates area of circle but text is wrong, as it says : "Area of rectangle is" and inputs area of circle.<text:s/></text:p>
          </table:table-cell>
          <table:table-cell office:value-type="string" table:style-name="ce4">
            <text:p>There is a typo in rectangle as it says "pravougaionik" instead of "pravougaonik"</text:p>
          </table:table-cell>
          <table:table-cell office:value-type="string" table:style-name="ce4">
            <text:p>Program calculates area of rectangle but text is wrong cause it says<text:s/></text:p>
            <text:p>"Povrsina pravougaionika je:" instead of "Povrsina pravougaonika je:"</text:p>
          </table:table-cell>
          <table:table-cell office:value-type="string" table:style-name="ce5">
            <text:p>Method for calculating area of square is a*a*a</text:p>
          </table:table-cell>
          <table:table-cell office:value-type="string" table:style-name="ce5">
            <text:p>Method for calculating area of square is never used</text:p>
          </table:table-cell>
          <table:table-cell office:value-type="string" table:style-name="ce5">
            <text:p>Program doesn't regocnize capital letters</text:p>
          </table:table-cell>
          <table:table-cell office:value-type="string" table:style-name="ce5">
            <text:p>Method for calculating area of square uses int for calculating but length of one side is double</text:p>
          </table:table-cell>
          <table:table-cell office:value-type="string" table:style-name="ce11">
            <text:p>Because there is no break, switch continues to the end if case is true.</text:p>
          </table:table-cell>
          <table:table-cell office:value-type="string" table:style-name="ce11">
            <text:p>Because there is no default we done know output if every case is false.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style-name="ce3">
            <text:p>Description</text:p>
          </table:table-cell>
          <table:table-cell office:value-type="string" table:style-name="ce4">
            <text:p>Program calculates area of circle instead of square</text:p>
          </table:table-cell>
          <table:table-cell table:number-columns-repeated="7" table:style-name="ce5"/>
          <table:table-cell table:number-columns-repeated="16374" table:style-name="ce1"/>
        </table:table-row>
        <table:table-row table:style-name="ro2">
          <table:table-cell office:value-type="string" table:number-columns-spanned="1" table:number-rows-spanned="3" table:style-name="ce8">
            <text:p>Bug tracking</text:p>
          </table:table-cell>
          <table:table-cell office:value-type="string" table:style-name="ce3">
            <text:p>Severity</text:p>
          </table:table-cell>
          <table:table-cell office:value-type="string" table:style-name="ce4">
            <text:p>Medium</text:p>
          </table:table-cell>
          <table:table-cell office:value-type="string" table:style-name="ce5">
            <text:p>Medium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Medium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High</text:p>
          </table:table-cell>
          <table:table-cell office:value-type="string" table:style-name="ce5">
            <text:p>Medium</text:p>
          </table:table-cell>
          <table:table-cell office:value-type="string" table:style-name="ce5">
            <text:p>Medium</text:p>
          </table:table-cell>
          <table:table-cell office:value-type="string" table:style-name="ce11">
            <text:p>High</text:p>
          </table:table-cell>
          <table:table-cell office:value-type="string" table:style-name="ce11">
            <text:p>Medium</text:p>
          </table:table-cell>
          <table:table-cell table:number-columns-repeated="16372"/>
        </table:table-row>
        <table:table-row table:style-name="ro2">
          <table:covered-table-cell/>
          <table:table-cell office:value-type="string" table:style-name="ce3">
            <text:p>Assigned to</text:p>
          </table:table-cell>
          <table:table-cell table:style-name="ce4"/>
          <table:table-cell table:number-columns-repeated="7" table:style-name="ce5"/>
          <table:table-cell table:number-columns-repeated="16374" table:style-name="ce1"/>
        </table:table-row>
        <table:table-row table:style-name="ro2">
          <table:covered-table-cell/>
          <table:table-cell office:value-type="string" table:style-name="ce3">
            <text:p>Priority</text:p>
          </table:table-cell>
          <table:table-cell office:value-type="string" table:style-name="ce5">
            <text:p>Medium</text:p>
          </table:table-cell>
          <table:table-cell office:value-type="string" table:style-name="ce5">
            <text:p>Medium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Medium</text:p>
          </table:table-cell>
          <table:table-cell office:value-type="string" table:style-name="ce5">
            <text:p>Low</text:p>
          </table:table-cell>
          <table:table-cell office:value-type="string" table:style-name="ce5">
            <text:p>Medium</text:p>
          </table:table-cell>
          <table:table-cell office:value-type="string" table:style-name="ce13">
            <text:p>High</text:p>
          </table:table-cell>
          <table:table-cell office:value-type="string" table:style-name="ce14">
            <text:p>Medium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Notes</text:p>
          </table:table-cell>
          <table:table-cell office:value-type="string" table:style-name="ce3">
            <text:p>Notes</text:p>
          </table:table-cell>
          <table:table-cell table:number-columns-repeated="8" table:style-name="ce5"/>
          <table:table-cell table:number-columns-repeated="16374" table:style-name="ce1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Nenad</meta:initial-creator>
    <dc:creator>Nenad</dc:creator>
    <meta:creation-date>2019-12-13T17:23:42Z</meta:creation-date>
    <dc:date>2019-12-15T19:55:23Z</dc:date>
    <meta:editing-cycles>1</meta:editing-cycles>
    <meta:editing-duration>PT76S</meta:editing-duration>
  </office:meta>
</office:document-meta>
</file>